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Ubuntu" svg:font-family="Ubuntu" style:font-adornments="Normal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5.669cm"/>
    </style:style>
    <style:style style:name="co6" style:family="table-column">
      <style:table-column-properties fo:break-before="auto" style:column-width="4.487cm"/>
    </style:style>
    <style:style style:name="co7" style:family="table-column">
      <style:table-column-properties fo:break-before="auto" style:column-width="4.531cm"/>
    </style:style>
    <style:style style:name="co8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/>
    </style:style>
    <style:style style:name="ce7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9">
      <style:table-cell-properties fo:background-color="#94bd5e"/>
    </style:style>
    <style:style style:name="ce11" style:family="table-cell" style:parent-style-name="Default" style:data-style-name="N109"/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formula="of:=[.B5]/([.A5]/2)" office:value-type="float" office:value="0.8" calcext:value-type="float">
            <text:p>0,8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6]*0.4" office:value-type="float" office:value="58" calcext:value-type="float">
            <text:p>58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us" table:style-name="ta1">
        <table:table-column table:style-name="co2" table:default-cell-style-name="ce7"/>
        <table:table-column table:style-name="co3" table:default-cell-style-name="ce5"/>
        <table:table-column table:style-name="co4" table:default-cell-style-name="ce5"/>
        <table:table-column table:style-name="co1" table:number-columns-repeated="4" table:default-cell-style-name="Default"/>
        <table:table-column table:style-name="co5" table:default-cell-style-name="ce10"/>
        <table:table-column table:style-name="co6" table:default-cell-style-name="ce11"/>
        <table:table-column table:style-name="co7" table:default-cell-style-name="ce10"/>
        <table:table-column table:style-name="co1" table:number-columns-repeated="1014" table:default-cell-style-name="Default"/>
        <table:table-row table:style-name="ro1">
          <table:table-cell table:style-name="Default" office:value-type="string" calcext:value-type="string">
            <text:p>dec radius</text:p>
          </table:table-cell>
          <table:table-cell table:style-name="Default" office:value-type="string" calcext:value-type="string">
            <text:p>angle à mesurer</text:p>
          </table:table-cell>
          <table:table-cell table:style-name="Default" office:value-type="string" calcext:value-type="string">
            <text:p>ajustement max</text:p>
          </table:table-cell>
          <table:table-cell office:value-type="string" calcext:value-type="string">
            <text:p>dist radiale</text:p>
          </table:table-cell>
          <table:table-cell office:value-type="string" calcext:value-type="string">
            <text:p>shorten</text:p>
          </table:table-cell>
          <table:table-cell table:number-columns-repeated="2"/>
          <table:table-cell table:style-name="Default" office:value-type="string" calcext:value-type="string">
            <text:p>% dist radiale / longueur bras</text:p>
          </table:table-cell>
          <table:table-cell table:style-name="Default" office:value-type="string" calcext:value-type="string">
            <text:p>% shorten / dist radiale</text:p>
          </table:table-cell>
          <table:table-cell table:style-name="Default" office:value-type="string" calcext:value-type="string">
            <text:p>% shorten / longueur bra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,75</text:p>
          </table:table-cell>
          <table:table-cell office:value-type="float" office:value="5.75" calcext:value-type="float">
            <text:p>5,7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]/6" office:value-type="percentage" office:value="1.29166666666667" calcext:value-type="percentage">
            <text:p>129,2 %</text:p>
          </table:table-cell>
          <table:table-cell table:formula="of:=[.E2]/[.D2]" office:value-type="percentage" office:value="0.741935483870968" calcext:value-type="percentage">
            <text:p>74,2 %</text:p>
          </table:table-cell>
          <table:table-cell table:formula="of:=[.E2]/6" office:value-type="percentage" office:value="0.958333333333333" calcext:value-type="percentage">
            <text:p>95,8 %</text:p>
          </table:table-cell>
          <table:table-cell table:formula="of:=[.H2]*6" office:value-type="float" office:value="7.75" calcext:value-type="float">
            <text:p>7,75</text:p>
          </table:table-cell>
          <table:table-cell table:number-columns-repeated="101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float" office:value="7.5" calcext:value-type="float">
            <text:p>7,5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3]/6" office:value-type="percentage" office:value="1.25" calcext:value-type="percentage">
            <text:p>125,0 %</text:p>
          </table:table-cell>
          <table:table-cell table:formula="of:=[.E3]/[.D3]" office:value-type="percentage" office:value="0.733333333333333" calcext:value-type="percentage">
            <text:p>73,3 %</text:p>
          </table:table-cell>
          <table:table-cell table:formula="of:=[.E3]/6" office:value-type="percentage" office:value="0.916666666666667" calcext:value-type="percentage">
            <text:p>91,7 %</text:p>
          </table:table-cell>
          <table:table-cell table:number-columns-repeated="1014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5" calcext:value-type="float">
            <text:p>15</text:p>
          </table:table-cell>
          <table:table-cell office:value-type="float" office:value="1.63" calcext:value-type="float">
            <text:p>1,63</text:p>
          </table:table-cell>
          <table:table-cell office:value-type="float" office:value="7.25" calcext:value-type="float">
            <text:p>7,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4]/6" office:value-type="percentage" office:value="1.20833333333333" calcext:value-type="percentage">
            <text:p>120,8 %</text:p>
          </table:table-cell>
          <table:table-cell table:formula="of:=[.E4]/[.D4]" office:value-type="percentage" office:value="0.689655172413793" calcext:value-type="percentage">
            <text:p>69,0 %</text:p>
          </table:table-cell>
          <table:table-cell table:formula="of:=[.E4]/6" office:value-type="percentage" office:value="0.833333333333333" calcext:value-type="percentage">
            <text:p>83,3 %</text:p>
          </table:table-cell>
          <table:table-cell table:number-columns-repeated="1014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0" calcext:value-type="float">
            <text:p>20</text:p>
          </table:table-cell>
          <table:table-cell office:value-type="float" office:value="1.75" calcext:value-type="float">
            <text:p>1,75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5]/6" office:value-type="percentage" office:value="1.16666666666667" calcext:value-type="percentage">
            <text:p>116,7 %</text:p>
          </table:table-cell>
          <table:table-cell table:formula="of:=[.E5]/[.D5]" office:value-type="percentage" office:value="0.642857142857143" calcext:value-type="percentage">
            <text:p>64,3 %</text:p>
          </table:table-cell>
          <table:table-cell table:formula="of:=[.E5]/6" office:value-type="percentage" office:value="0.75" calcext:value-type="percentage">
            <text:p>75,0 %</text:p>
          </table:table-cell>
          <table:table-cell table:number-columns-repeated="1014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25" calcext:value-type="float">
            <text:p>25</text:p>
          </table:table-cell>
          <table:table-cell office:value-type="float" office:value="1.88" calcext:value-type="float">
            <text:p>1,88</text:p>
          </table:table-cell>
          <table:table-cell table:style-name="ce3" office:value-type="float" office:value="6.75" calcext:value-type="float">
            <text:p>6,75</text:p>
          </table:table-cell>
          <table:table-cell table:style-name="ce3" office:value-type="float" office:value="4.25" calcext:value-type="float">
            <text:p>4,25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formula="of:=[.D6]/6" office:value-type="percentage" office:value="1.125" calcext:value-type="percentage">
            <text:p>112,5 %</text:p>
          </table:table-cell>
          <table:table-cell table:formula="of:=[.E6]/[.D6]" office:value-type="percentage" office:value="0.62962962962963" calcext:value-type="percentage">
            <text:p>63,0 %</text:p>
          </table:table-cell>
          <table:table-cell table:formula="of:=[.E6]/6" office:value-type="percentage" office:value="0.708333333333333" calcext:value-type="percentage">
            <text:p>70,8 %</text:p>
          </table:table-cell>
          <table:table-cell table:style-name="ce3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7]/6" office:value-type="percentage" office:value="1.08333333333333" calcext:value-type="percentage">
            <text:p>108,3 %</text:p>
          </table:table-cell>
          <table:table-cell table:formula="of:=[.E7]/[.D7]" office:value-type="percentage" office:value="0.615384615384615" calcext:value-type="percentage">
            <text:p>61,5 %</text:p>
          </table:table-cell>
          <table:table-cell table:formula="of:=[.E7]/6" office:value-type="percentage" office:value="0.666666666666667" calcext:value-type="percentage">
            <text:p>66,7 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,5</text:p>
          </table:table-cell>
          <table:table-cell office:value-type="float" office:value="5.9" calcext:value-type="float">
            <text:p>5,9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D8]/6" office:value-type="percentage" office:value="0.983333333333333" calcext:value-type="percentage">
            <text:p>98,3 %</text:p>
          </table:table-cell>
          <table:table-cell table:formula="of:=[.E8]/[.D8]" office:value-type="percentage" office:value="0.576271186440678" calcext:value-type="percentage">
            <text:p>57,6 %</text:p>
          </table:table-cell>
          <table:table-cell table:formula="of:=[.E8]/6" office:value-type="percentage" office:value="0.566666666666667" calcext:value-type="percentage">
            <text:p>56,7 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D9]/6" office:value-type="percentage" office:value="0.866666666666667" calcext:value-type="percentage">
            <text:p>86,7 %</text:p>
          </table:table-cell>
          <table:table-cell table:formula="of:=[.E9]/[.D9]" office:value-type="percentage" office:value="0.519230769230769" calcext:value-type="percentage">
            <text:p>51,9 %</text:p>
          </table:table-cell>
          <table:table-cell table:formula="of:=[.E9]/6" office:value-type="percentage" office:value="0.45" calcext:value-type="percentage">
            <text:p>45,0 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office:value-type="float" office:value="4.67" calcext:value-type="float">
            <text:p>4,67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D10]/6" office:value-type="percentage" office:value="0.778333333333333" calcext:value-type="percentage">
            <text:p>77,8 %</text:p>
          </table:table-cell>
          <table:table-cell table:formula="of:=[.E10]/[.D10]" office:value-type="percentage" office:value="0.471092077087794" calcext:value-type="percentage">
            <text:p>47,1 %</text:p>
          </table:table-cell>
          <table:table-cell table:formula="of:=[.E10]/6" office:value-type="percentage" office:value="0.366666666666667" calcext:value-type="percentage">
            <text:p>36,7 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11]/6" office:value-type="percentage" office:value="0.666666666666667" calcext:value-type="percentage">
            <text:p>66,7 %</text:p>
          </table:table-cell>
          <table:table-cell table:formula="of:=[.E11]/[.D11]" office:value-type="percentage" office:value="0.4375" calcext:value-type="percentage">
            <text:p>43,8 %</text:p>
          </table:table-cell>
          <table:table-cell table:formula="of:=[.E11]/6" office:value-type="percentage" office:value="0.291666666666667" calcext:value-type="percentage">
            <text:p>29,2 %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]/6" office:value-type="percentage" office:value="0.666666666666667" calcext:value-type="percentage">
            <text:p>66,7 %</text:p>
          </table:table-cell>
          <table:table-cell table:formula="of:=[.E12]/[.D12]" office:value-type="percentage" office:value="0.4" calcext:value-type="percentage">
            <text:p>40,0 %</text:p>
          </table:table-cell>
          <table:table-cell table:formula="of:=[.E12]/6" office:value-type="percentage" office:value="0.266666666666667" calcext:value-type="percentage">
            <text:p>26,7 %</text:p>
          </table:table-cell>
          <table:table-cell table:number-columns-repeated="1014"/>
        </table:table-row>
        <table:table-row table:style-name="ro1">
          <table:table-cell office:value-type="float" office:value="0.8" calcext:value-type="float">
            <text:p>0,8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formula="of:=[.D13]/6" office:value-type="percentage" office:value="0.666666666666667" calcext:value-type="percentage">
            <text:p>66,7 %</text:p>
          </table:table-cell>
          <table:table-cell table:formula="of:=[.E13]/[.D13]" office:value-type="percentage" office:value="0.375" calcext:value-type="percentage">
            <text:p>37,5 %</text:p>
          </table:table-cell>
          <table:table-cell table:formula="of:=[.E13]/6" office:value-type="percentage" office:value="0.25" calcext:value-type="percentage">
            <text:p>25,0 %</text:p>
          </table:table-cell>
          <table:table-cell table:number-columns-repeated="1014"/>
        </table:table-row>
        <table:table-row table:style-name="ro1">
          <table:table-cell office:value-type="float" office:value="0.7" calcext:value-type="float">
            <text:p>0,7</text:p>
          </table:table-cell>
          <table:table-cell table:style-name="ce6" office:value-type="string" calcext:value-type="string">
            <text:p>&gt; 8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&gt; 80</text:p>
          </table:table-cell>
          <table:table-cell table:formula="of:=[.D14]/6" office:value-type="percentage" office:value="0.5" calcext:value-type="percentage">
            <text:p>50,0 %</text:p>
          </table:table-cell>
          <table:table-cell table:style-name="Default"/>
          <table:table-cell table:formula="of:=[.E14]/6" office:value-type="percentage" office:value="0.166666666666667" calcext:value-type="percentage">
            <text:p>16,7 %</text:p>
          </table:table-cell>
          <table:table-cell table:number-columns-repeated="1014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0.4" calcext:value-type="float">
            <text:p>0,4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1014"/>
        </table:table-row>
      </table:table>
      <table:table table:name="triangle" table:style-name="ta1">
        <table:table-column table:style-name="co8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gle à mesurer</text:p>
          </table:table-cell>
          <table:table-cell office:value-type="string" calcext:value-type="string">
            <text:p>ajustement max</text:p>
          </table:table-cell>
          <table:table-cell office:value-type="string" calcext:value-type="string">
            <text:p>dist radiale</text:p>
          </table:table-cell>
          <table:table-cell office:value-type="string" calcext:value-type="string">
            <text:p>short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Ubuntu" svg:font-family="Ubuntu" style:font-adornments="Normal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number:min-decimal-places="1" number:min-integer-digits="1"/>
      <number:text> %</number:text>
    </number:percentage-style>
    <style:style style:name="Default" style:family="table-cell">
      <style:text-properties style:font-name="Ubuntu" fo:font-family="Ubuntu" style:font-style-name="Normal" style:font-pitch="variable"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08:16:11.309959629</meta:creation-date>
    <dc:title>Ubuntu_font_default</dc:title>
    <meta:editing-duration>PT10H36M41S</meta:editing-duration>
    <meta:editing-cycles>26</meta:editing-cycles>
    <meta:generator>LibreOffice/7.3.7.2$Linux_X86_64 LibreOffice_project/30$Build-2</meta:generator>
    <meta:initial-creator>nico</meta:initial-creator>
    <dc:date>2024-12-26T08:10:25.564961128</dc:date>
    <dc:creator>nico</dc:creator>
    <meta:document-statistic meta:table-count="3" meta:cell-count="147" meta:object-count="0"/>
    <meta:template xlink:type="simple" xlink:actuate="onRequest" xlink:title="Ubuntu_font_default" xlink:href="../../../../../../.config/libreoffice/4/user/template/Ubuntu_font_default.ots" meta:date="2024-12-22T08:16:10.501105171"/>
  </office:meta>
</office:document-meta>
</file>